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string">
            <text:p>Rearmar planificación de desarrollo de rate-me</text:p>
          </table:table-cell>
          <table:table-cell office:value-type="date" office:date-value="2012-11-20">
            <text:p>2012-11-20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Registrar dominio alejandro-merlo.com.ar en nic.ar</text:p>
          </table:table-cell>
          <table:table-cell office:value-type="date" office:date-value="2012-11-20">
            <text:p>2012-11-20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Agrega link al evento en la pagina de lista de eventos</text:p>
          </table:table-cell>
          <table:table-cell office:value-type="date" office:date-value="2012-11-20">
            <text:p>2012-11-20</text:p>
          </table:table-cell>
          <table:table-cell table:number-columns-repeated="2" office:value-type="string">
            <text:p>40 min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21/11/2012</text:date>, <text:time>22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21T22:08:38</dc:date>
    <meta:editing-duration>P1DT16H1M20S</meta:editing-duration>
    <meta:editing-cycles>78</meta:editing-cycles>
    <meta:generator>LibreOffice/3.4$Unix LibreOffice_project/340m1$Build-402</meta:generator>
    <dc:creator>Alejandro </dc:creator>
    <meta:document-statistic meta:table-count="3" meta:cell-count="184" meta:object-count="0"/>
  </office:meta>
</office:document-meta>
</file>